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274cm" fo:min-width="16.01cm"/>
    </style:style>
    <style:style style:name="gr2" style:family="graphic" style:parent-style-name="objectwithoutfill">
      <style:graphic-properties draw:stroke="solid" draw:marker-start="" draw:marker-end="Dimension_20_Lines" draw:marker-end-width="0.3cm" draw:fill="none" draw:textarea-vertical-align="middle"/>
    </style:style>
    <style:style style:name="gr3" style:family="graphic" style:parent-style-name="objectwithoutfill">
      <style:graphic-properties draw:marker-end="Dimension_20_Lines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0.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color="#ff0000"/>
    </style:style>
    <style:style style:name="P5" style:family="paragraph">
      <loext:graphic-properties draw:fill="none" draw:fill-color="#ffffff"/>
      <style:text-properties fo:color="#ff0000"/>
    </style:style>
    <style:style style:name="P6" style:family="paragraph">
      <loext:graphic-properties draw:fill="none" draw:fill-color="#ffffff"/>
      <style:text-properties fo:color="#3465a4"/>
    </style:style>
    <style:style style:name="P7" style:family="paragraph">
      <loext:graphic-properties draw:fill="none"/>
    </style:style>
    <style:style style:name="P8" style:family="paragraph">
      <style:text-properties fo:color="#3465a4"/>
    </style:style>
    <style:style style:name="T1" style:family="text">
      <style:text-properties fo:color="#ff0000"/>
    </style:style>
    <style:style style:name="T2" style:family="text">
      <style:text-properties fo:color="#3465a4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51cm" svg:height="1.524cm" svg:x="2.27cm" svg:y="3.5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81cm" svg:y1="3.032cm" svg:x2="4.81cm" svg:y2="5.953cm">
          <text:p/>
        </draw:line>
        <draw:line draw:style-name="gr3" draw:text-style-name="P2" draw:layer="layout" svg:x1="8.112cm" svg:y1="3.032cm" svg:x2="8.112cm" svg:y2="5.826cm">
          <text:p/>
        </draw:line>
        <draw:line draw:style-name="gr3" draw:text-style-name="P2" draw:layer="layout" svg:x1="8.112cm" svg:y1="3.032cm" svg:x2="8.112cm" svg:y2="5.826cm">
          <text:p/>
        </draw:line>
        <draw:line draw:style-name="gr3" draw:text-style-name="P2" draw:layer="layout" svg:x1="8.112cm" svg:y1="3.032cm" svg:x2="8.112cm" svg:y2="5.826cm">
          <text:p/>
        </draw:line>
        <draw:line draw:style-name="gr3" draw:text-style-name="P2" draw:layer="layout" svg:x1="15.351cm" svg:y1="3.286cm" svg:x2="15.351cm" svg:y2="5.826cm">
          <text:p/>
        </draw:line>
        <draw:frame draw:style-name="gr4" draw:text-style-name="P3" draw:layer="measurelines" svg:width="0.853cm" svg:height="0.962cm" svg:x="2.179cm" svg:y="5.245cm">
          <draw:text-box>
            <text:p>1</text:p>
          </draw:text-box>
        </draw:frame>
        <draw:frame draw:style-name="gr4" draw:text-style-name="P3" draw:layer="measurelines" svg:width="0.853cm" svg:height="0.962cm" svg:x="18.272cm" svg:y="5.445cm">
          <draw:text-box>
            <text:p>n</text:p>
          </draw:text-box>
        </draw:frame>
        <draw:frame draw:style-name="gr4" draw:text-style-name="P5" draw:layer="measurelines" svg:width="0.714cm" svg:height="0.962cm" svg:x="4.096cm" svg:y="5.318cm">
          <draw:text-box>
            <text:p text:style-name="P4"><text:span text:style-name="T1">r</text:span></text:p>
          </draw:text-box>
        </draw:frame>
        <draw:frame draw:style-name="gr4" draw:text-style-name="P3" draw:layer="measurelines" svg:width="1.979cm" svg:height="0.962cm" svg:x="5.826cm" svg:y="3.921cm">
          <draw:text-box>
            <text:p>white</text:p>
          </draw:text-box>
        </draw:frame>
        <draw:frame draw:style-name="gr4" draw:text-style-name="P6" draw:layer="measurelines" svg:width="0.853cm" svg:height="0.962cm" svg:x="15.859cm" svg:y="5.572cm">
          <draw:text-box>
            <text:p><text:span text:style-name="T2">b</text:span></text:p>
          </draw:text-box>
        </draw:frame>
        <draw:frame draw:style-name="gr5" draw:text-style-name="P7" draw:layer="measurelines" svg:width="3.034cm" svg:height="0.962cm" svg:x="9.553cm" svg:y="3.921cm">
          <draw:text-box>
            <text:p>unknown</text:p>
          </draw:text-box>
        </draw:frame>
        <draw:frame draw:style-name="gr6" draw:text-style-name="P5" draw:layer="measurelines" svg:width="1.905cm" svg:height="0.962cm" svg:x="2.651cm" svg:y="3.794cm">
          <draw:text-box>
            <text:p text:style-name="P4"><text:span text:style-name="T1">red</text:span></text:p>
          </draw:text-box>
        </draw:frame>
        <draw:frame draw:style-name="gr7" draw:text-style-name="P6" draw:layer="measurelines" svg:width="1.905cm" svg:height="1.089cm" svg:x="16.494cm" svg:y="4.048cm">
          <draw:text-box>
            <text:p text:style-name="P8"><text:span text:style-name="T2">blue</text:span></text:p>
          </draw:text-box>
        </draw:frame>
        <draw:frame draw:style-name="gr8" draw:text-style-name="P3" draw:layer="measurelines" svg:width="1.594cm" svg:height="0.962cm" svg:x="6.899cm" svg:y="5.318cm">
          <draw:text-box>
            <text:p>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9T17:00:44.509334604</meta:creation-date>
    <dc:date>2018-09-09T17:14:03.974738956</dc:date>
    <meta:editing-duration>PT2M8S</meta:editing-duration>
    <meta:editing-cycles>1</meta:editing-cycles>
    <meta:document-statistic meta:object-count="15"/>
    <meta:generator>LibreOffice/6.1.0.3$Linux_X86_64 LibreOffice_project/10$Build-3</meta:generator>
  </office:meta>
</office:document-meta>
</file>